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6.846cm" style:rel-column-width="26389*"/>
    </style:style>
    <style:style style:name="Table1.C" style:family="table-column">
      <style:table-column-properties style:column-width="4.489cm" style:rel-column-width="173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6" style:family="table-row">
      <style:table-row-properties style:min-row-height="0.79cm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Charis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KONYA</text:p>
          </table:table-cell>
          <table:table-cell table:style-name="Table1.A1" office:value-type="string">
            <text:p text:style-name="P2"><text:span text:style-name="T2">NOTES/ASƲN</text:span> BAMBA</text:p>
          </table:table-cell>
          <table:table-cell table:style-name="Table1.C1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P1"><text:span text:style-name="T1"><text:s/></text:span>AFLA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nkats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fwiafʋw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kikibw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ɛn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nflo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lanbi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wo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ɔnkɔ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bwibwi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wrɛ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odo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a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w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lɩ (fututu, pɛpɛ, bibi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dog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bie fututu/pɛpɛ/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mawakut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ʋnswɛ (pɛpɛ, yinhɛ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ʋlʋtɔ sʋnsw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ugyu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ɛyilɛl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Toto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u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toboka, apwɛafita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ɔtɩmansʋ /fututu/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amata yin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lunfɔ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plɛkpl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fʋnkru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ntakplama /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mpoli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waɩtɛt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gya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gyo ɔkʋlɛkl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saafi lafw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ma ɩn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egyi mu nkulɛ n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medew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 ansɩ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ɛ atɔkla afu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law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ɛ ɔmɛ́</text:p>
          </table:table-cell>
          <table:table-cell table:style-name="Table1.A2" office:value-type="string">
            <text:p text:style-name="Table_20_Contents">Ɔna odwinsʋ, Aladʋ oyi/Alatswɩnkɩ</text:p>
          </table:table-cell>
          <table:table-cell table:style-name="Table1.C2" office:value-type="string">
            <text:p text:style-name="Table_20_Contents">Pregnant</text:p>
          </table:table-cell>
        </table:table-row>
        <table:table-row>
          <table:table-cell table:style-name="Table1.A2" office:value-type="string">
            <text:p text:style-name="Table_20_Contents">Alakplɩ /Ipu lafa</text:p>
          </table:table-cell>
          <table:table-cell table:style-name="Table1.A2" office:value-type="string">
            <text:p text:style-name="Table_20_Contents">Alakwɩɩ </text:p>
          </table:table-cell>
          <table:table-cell table:style-name="Table1.C2" office:value-type="string">
            <text:p text:style-name="Table_20_Contents">Given birth</text:p>
          </table:table-cell>
        </table:table-row>
        <table:table-row>
          <table:table-cell table:style-name="Table1.A2" office:value-type="string">
            <text:p text:style-name="Table_20_Contents">Ɔ/Ɛmatɔ, (akwɩɩtɔ)</text:p>
          </table:table-cell>
          <table:table-cell table:style-name="Table1.A2" office:value-type="string">
            <text:p text:style-name="Table_20_Contents">Bapʋ obi tsitsa, si akwɩɩtɔ ya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rada (akwɩɩtɔkpa)</text:p>
          </table:table-cell>
          <table:table-cell table:style-name="Table1.A2" office:value-type="string">
            <text:p text:style-name="Table_20_Contents">Atrada labu (ɔha lawʋ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ɔ latsitsasi ɔlɔ</text:p>
          </table:table-cell>
          <table:table-cell table:style-name="Table1.A2" office:value-type="string">
            <text:p text:style-name="Table_20_Contents">Ɔha lakwɩɩ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Ntsu latsitsa si ɔlɔ</text:p>
          </table:table-cell>
          <table:table-cell table:style-name="Table1.A2" office:value-type="string">
            <text:p text:style-name="Table_20_Contents">Ɔha lakwɩɩ omeenya 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/Ɛmɛsʋ bu</text:p>
          </table:table-cell>
          <table:table-cell table:style-name="Table1.A2" office:value-type="string">
            <text:p text:style-name="Table_20_Contents">Ɔdɛ ɔmɛ obugya ɔdɛ nʋ wʋ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asɩ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lklʋn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ts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́b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kɩ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lɩyɔ/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lɩyɔ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si, nsiwa</text:p>
          </table:table-cell>
          <table:table-cell table:style-name="Table1.A2" office:value-type="string">
            <text:p text:style-name="Table_20_Contents">Ɔbʋ nsi /Awʋtɔ tamata mʋ nts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wɛ/pʋ</text:p>
          </table:table-cell>
          <table:table-cell table:style-name="Table1.A2" office:value-type="string">
            <text:p text:style-name="Table_20_Contents">ɔbʋ ɔdw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u/pʋ</text:p>
          </table:table-cell>
          <table:table-cell table:style-name="Table1.A2" office:value-type="string">
            <text:p text:style-name="Table_20_Contents">Olupʋ kpowupʋ / ɔbu ol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kwalɩ /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/Ɛnsɩpɛ /ɔwapʋ</text:p>
          </table:table-cell>
          <table:table-cell table:style-name="Table1.A2" office:value-type="string">
            <text:p text:style-name="Table_20_Contents">Ɔfɛsɩ tɛfɛɩ /olembiap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ʋ ɔnɔ</text:p>
          </table:table-cell>
          <table:table-cell table:style-name="Table1.A2" office:value-type="string">
            <text:p text:style-name="Table_20_Contents">Otesia ah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yil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kp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yin asʋn (ɔbʋ, ɔtɔwa)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sɩ asʋn(ɔbʋ, ɔtɔ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 ɔb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wi </text:p>
          </table:table-cell>
          <table:table-cell table:style-name="Table1.A2" office:value-type="string">
            <text:p text:style-name="Table_20_Contents">Mʋ ɩbɩ bʋ swɩ /mʋ ɩbɩ tɛda atɔ</text:p>
          </table:table-cell>
          <table:table-cell table:style-name="Table1.C2" office:value-type="string">
            <text:p text:style-name="Table_20_Contents">stealing</text:p>
          </table:table-cell>
        </table:table-row>
        <table:table-row>
          <table:table-cell table:style-name="Table1.A2" office:value-type="string">
            <text:p text:style-name="Table_20_Contents">Owikpl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ief</text:p>
          </table:table-cell>
        </table:table-row>
        <table:table-row table:style-name="Table1.76">
          <table:table-cell table:style-name="Table1.A2" office:value-type="string">
            <text:p text:style-name="Table_20_Contents">Nwun-wu</text:p>
          </table:table-cell>
          <table:table-cell table:style-name="Table1.A2" office:value-type="string">
            <text:p text:style-name="Table_20_Contents">Mʋ ansɩtɔ bʋ pɛl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ɛlɩ / ɔpɛl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hyness</text:p>
          </table:table-cell>
        </table:table-row>
        <table:table-row>
          <table:table-cell table:style-name="Table1.A2" office:value-type="string">
            <text:p text:style-name="Table_20_Contents">ɩtɩn</text:p>
          </table:table-cell>
          <table:table-cell table:style-name="Table1.A2" office:value-type="string">
            <text:p text:style-name="Table_20_Contents">Mʋ ɩwɩ lɛtɩn</text:p>
          </table:table-cell>
          <table:table-cell table:style-name="Table1.C2" office:value-type="string">
            <text:p text:style-name="Table_20_Contents">Cleanliness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mantic Domain..Vines..................... <text:s text:c="12"/>Date......2/11/2012............. <text:s text:c="6"/>No........</text:p>
        <text:p text:style-name="Header">Recorder......OFORI.................... <text:s text:c="20"/>Glossed................................................</text:p>
        <text:p text:style-name="Header">Keyboarded....LINDA..................... <text:s text:c="16"/>File Name..................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5H29M5S</meta:editing-duration>
    <meta:editing-cycles>13</meta:editing-cycles>
    <meta:generator>LibreOffice/3.5$Linux_x86 LibreOffice_project/350m1$Build-2</meta:generator>
    <dc:date>2012-11-12T14:56:56</dc:date>
    <meta:document-statistic meta:table-count="1" meta:image-count="0" meta:object-count="0" meta:page-count="4" meta:paragraph-count="104" meta:word-count="213" meta:character-count="1593" meta:non-whitespace-character-count="1402"/>
    <meta:template xlink:type="simple" xlink:actuate="onRequest" xlink:title="BalsaDefault" xlink:href="../../../home/balsa/.config/libreoffice/3/user/template/BalsaDefault.ott" meta:date="2012-11-02T11:12:26"/>
  </office:meta>
</office:document-meta>
</file>